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cm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fo:min-height="1.163cm"/>
    </style:style>
    <style:style style:name="gr3" style:family="graphic" style:parent-style-name="standard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643cm"/>
    </style:style>
    <style:style style:name="P1" style:family="paragraph">
      <style:paragraph-properties fo:text-align="center"/>
      <style:text-properties fo:font-size="9pt" style:font-size-asian="18pt" style:font-size-complex="18pt"/>
    </style:style>
    <style:style style:name="P2" style:family="paragraph">
      <style:text-properties fo:font-size="9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8.315cm" svg:y1="14.176cm" svg:x2="2.978cm" svg:y2="14.176cm">
            <text:p/>
          </draw:line>
          <draw:frame draw:style-name="gr2" draw:text-style-name="P2" draw:layer="layout" svg:width="2.673cm" svg:height="1.413cm" svg:x="2.311cm" svg:y="13.418cm">
            <draw:text-box>
              <text:p><text:span text:style-name="T1">CAN</text:span></text:p>
            </draw:text-box>
          </draw:frame>
        </draw:g>
        <draw:g>
          <draw:rect draw:style-name="gr3" draw:text-style-name="P1" draw:layer="layout" svg:width="2.295cm" svg:height="1.161cm" svg:x="7.93cm" svg:y="18.092cm">
            <text:p text:style-name="P3"><text:span text:style-name="T1">LEDs</text:span></text:p>
          </draw:rect>
          <draw:rect draw:style-name="gr3" draw:text-style-name="P1" draw:layer="layout" svg:width="3.214cm" svg:height="1.517cm" svg:x="8.847cm" svg:y="15.437cm">
            <text:p text:style-name="P3"><text:span text:style-name="T1">I/O Node</text:span></text:p>
            <text:p text:style-name="P3"><text:span text:style-name="T1">(Leduino)</text:span></text:p>
          </draw:rect>
          <draw:rect draw:style-name="gr3" draw:text-style-name="P1" draw:layer="layout" svg:width="2.295cm" svg:height="1.161cm" svg:x="10.601cm" svg:y="18.091cm">
            <text:p text:style-name="P3"><text:span text:style-name="T1">Switch/Button</text:span></text:p>
          </draw:rect>
          <draw:custom-shape draw:style-name="gr4" draw:text-style-name="P1" draw:layer="layout" svg:width="0.46cm" svg:height="1.138cm" svg:x="10.224cm" svg:y="14.299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3" draw:layer="layout" svg:width="0.372cm" svg:height="1.025cm" svg:x="10.901cm" svg:y="17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3" draw:layer="layout" svg:width="0.372cm" svg:height="1.025cm" svg:x="9.518cm" svg:y="16.993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rect draw:style-name="gr3" draw:text-style-name="P1" draw:layer="layout" svg:width="3.186cm" svg:height="1.517cm" svg:x="3.146cm" svg:y="15.482cm">
          <text:p text:style-name="P3"><text:span text:style-name="T1">LocoNet-CAN</text:span></text:p>
          <text:p text:style-name="P3"><text:span text:style-name="T1">Gateway</text:span></text:p>
          <text:p text:style-name="P3"><text:span text:style-name="T1">(Leduino)</text:span></text:p>
        </draw:rect>
        <draw:line draw:style-name="gr1" draw:text-style-name="P1" draw:layer="layout" svg:x1="18.247cm" svg:y1="6.023cm" svg:x2="2.315cm" svg:y2="6.023cm">
          <text:p/>
        </draw:line>
        <draw:frame draw:style-name="gr5" draw:text-style-name="P2" draw:layer="layout" svg:width="2.123cm" svg:height="0.893cm" svg:x="1.962cm" svg:y="5.263cm">
          <draw:text-box>
            <text:p><text:span text:style-name="T1">Ethernet</text:span></text:p>
          </draw:text-box>
        </draw:frame>
        <draw:custom-shape draw:style-name="gr4" draw:text-style-name="P1" draw:layer="layout" svg:width="0.403cm" svg:height="5.339cm" svg:x="4.049cm" svg:y="8.75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" draw:text-style-name="P1" draw:layer="layout" svg:width="3.186cm" svg:height="1.517cm" svg:x="2.67cm" svg:y="7.159cm">
          <text:p text:style-name="P3"><text:span text:style-name="T1">Ethernet-CAN</text:span></text:p>
          <text:p text:style-name="P3"><text:span text:style-name="T1">Gateway</text:span></text:p>
        </draw:rect>
        <draw:custom-shape draw:style-name="gr4" draw:text-style-name="P1" draw:layer="layout" svg:width="0.355cm" svg:height="1.136cm" svg:x="4.085cm" svg:y="6.02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0.353cm" svg:height="1.139cm" svg:x="4.44cm" svg:y="4.88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" draw:text-style-name="P1" draw:layer="layout" svg:width="3.186cm" svg:height="2.275cm" svg:x="3.023cm" svg:y="2.609cm">
          <text:p text:style-name="P3"><text:span text:style-name="T1">Personal</text:span></text:p>
          <text:p text:style-name="P3"><text:span text:style-name="T1">Computer</text:span></text:p>
        </draw:rect>
        <draw:rect draw:style-name="gr3" draw:text-style-name="P1" draw:layer="layout" svg:width="3.186cm" svg:height="1.517cm" svg:x="14.381cm" svg:y="15.483cm">
          <text:p text:style-name="P3"><text:span text:style-name="T1">LocoNet-CAN</text:span></text:p>
          <text:p text:style-name="P3"><text:span text:style-name="T1">Gateway</text:span></text:p>
          <text:p text:style-name="P3"><text:span text:style-name="T1">(Leduino)</text:span></text:p>
        </draw:rect>
        <draw:custom-shape draw:style-name="gr4" draw:text-style-name="P1" draw:layer="layout" svg:width="0.355cm" svg:height="1.137cm" svg:x="15.886cm" svg:y="14.293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0.355cm" svg:height="1.137cm" svg:x="4.515cm" svg:y="14.271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line draw:style-name="gr1" draw:text-style-name="P1" draw:layer="layout" svg:x1="9.601cm" svg:y1="20.678cm" svg:x2="2.101cm" svg:y2="20.678cm">
            <text:p/>
          </draw:line>
          <draw:frame draw:style-name="gr2" draw:text-style-name="P2" draw:layer="layout" svg:width="1.884cm" svg:height="1.413cm" svg:x="1.775cm" svg:y="19.92cm">
            <draw:text-box>
              <text:p><text:span text:style-name="T1">LocoNet</text:span></text:p>
            </draw:text-box>
          </draw:frame>
          <draw:line draw:style-name="gr1" draw:text-style-name="P1" draw:layer="layout" svg:x1="19.038cm" svg:y1="20.679cm" svg:x2="11.538cm" svg:y2="20.679cm">
            <text:p/>
          </draw:line>
          <draw:frame draw:style-name="gr2" draw:text-style-name="P2" draw:layer="layout" svg:width="1.884cm" svg:height="1.413cm" svg:x="11.212cm" svg:y="19.921cm">
            <draw:text-box>
              <text:p><text:span text:style-name="T1">LocoNet</text:span></text:p>
            </draw:text-box>
          </draw:frame>
        </draw:g>
        <draw:g>
          <draw:rect draw:style-name="gr3" draw:text-style-name="P1" draw:layer="layout" svg:width="2.295cm" svg:height="1.161cm" svg:x="3.484cm" svg:y="24.544cm">
            <text:p text:style-name="P3"><text:span text:style-name="T1">LEDs</text:span></text:p>
          </draw:rect>
          <draw:rect draw:style-name="gr3" draw:text-style-name="P1" draw:layer="layout" svg:width="3.214cm" svg:height="1.517cm" svg:x="4.401cm" svg:y="21.889cm">
            <text:p text:style-name="P3"><text:span text:style-name="T1">SE8c</text:span></text:p>
          </draw:rect>
          <draw:rect draw:style-name="gr3" draw:text-style-name="P1" draw:layer="layout" svg:width="2.295cm" svg:height="1.161cm" svg:x="6.155cm" svg:y="24.543cm">
            <text:p text:style-name="P3"><text:span text:style-name="T1">Switch/Button</text:span></text:p>
          </draw:rect>
          <draw:custom-shape draw:style-name="gr4" draw:text-style-name="P1" draw:layer="layout" svg:width="0.46cm" svg:height="1.138cm" svg:x="5.778cm" svg:y="20.75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3" draw:layer="layout" svg:width="0.372cm" svg:height="1.025cm" svg:x="6.455cm" svg:y="23.452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3" draw:layer="layout" svg:width="0.372cm" svg:height="1.025cm" svg:x="5.072cm" svg:y="23.451cm">
            <text:p/>
            <draw:enhanced-geometry svg:viewBox="0 0 21600 21600" draw:text-areas="?f0 ?f7 ?f2 21600" draw:mirror-vertical="true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style-name="gr3" draw:text-style-name="P1" draw:layer="layout" svg:width="2.295cm" svg:height="1.161cm" svg:x="12.805cm" svg:y="24.59cm">
            <text:p text:style-name="P3"><text:span text:style-name="T1">LEDs</text:span></text:p>
          </draw:rect>
          <draw:rect draw:style-name="gr3" draw:text-style-name="P1" draw:layer="layout" svg:width="3.214cm" svg:height="1.517cm" svg:x="13.722cm" svg:y="21.935cm">
            <text:p text:style-name="P3"><text:span text:style-name="T1">SE8c</text:span></text:p>
          </draw:rect>
          <draw:rect draw:style-name="gr3" draw:text-style-name="P1" draw:layer="layout" svg:width="2.295cm" svg:height="1.161cm" svg:x="15.476cm" svg:y="24.589cm">
            <text:p text:style-name="P3"><text:span text:style-name="T1">Switch/Button</text:span></text:p>
          </draw:rect>
          <draw:custom-shape draw:style-name="gr4" draw:text-style-name="P1" draw:layer="layout" svg:width="0.46cm" svg:height="1.138cm" svg:x="15.099cm" svg:y="20.79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3" draw:layer="layout" svg:width="0.372cm" svg:height="1.025cm" svg:x="15.776cm" svg:y="23.498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3" draw:layer="layout" svg:width="0.372cm" svg:height="1.025cm" svg:x="14.393cm" svg:y="23.497cm">
            <text:p/>
            <draw:enhanced-geometry svg:viewBox="0 0 21600 21600" draw:text-areas="?f0 ?f7 ?f2 21600" draw:mirror-vertical="true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4" draw:text-style-name="P1" draw:layer="layout" svg:width="0.355cm" svg:height="3.531cm" svg:x="4.516cm" svg:y="17.04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0.355cm" svg:height="3.531cm" svg:x="15.865cm" svg:y="17.069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ob Jacobsen</meta:initial-creator>
    <meta:creation-date>2009-05-31T04:58:05</meta:creation-date>
    <dc:date>2009-05-31T05:35:53</dc:date>
    <dc:creator>Bob Jacobsen</dc:creator>
    <meta:editing-duration>PT00H19M41S</meta:editing-duration>
    <meta:editing-cycles>6</meta:editing-cycles>
    <meta:generator>OpenOffice.org/3.1$Unix OpenOffice.org_project/310m11$Build-9399</meta:generator>
    <meta:document-statistic meta:object-count="41"/>
  </office:meta>
</office:document-meta>
</file>